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882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445in"/>
    </style:style>
    <style:style style:name="co5" style:family="table-column">
      <style:table-column-properties fo:break-before="auto" style:column-width="1.3043in"/>
    </style:style>
    <style:style style:name="co6" style:family="table-column">
      <style:table-column-properties fo:break-before="auto" style:column-width="1.7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6" table:default-cell-style-name="ce3"/>
        <table:table-column table:style-name="co3" table:number-columns-repeated="1011" table:default-cell-style-name="ce3"/>
        <table:table-row table:style-name="ro1">
          <table:table-cell office:value-type="string" calcext:value-type="string">
            <text:p>ENTRIES</text:p>
          </table:table-cell>
          <table:table-cell office:value-type="string" calcext:value-type="string">
            <text:p>fund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staker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egates 1000 worth ETH</text:p>
          </table:table-cell>
          <table:table-cell office:value-type="string" calcext:value-type="string">
            <text:p>a:ETH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a:delegation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:delegation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a:ETH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ts at 200% collateral ratio</text:p>
          </table:table-cell>
          <table:table-cell office:value-type="string" calcext:value-type="string">
            <text:p>a:CDP-ETH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:CDP-ETH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CDP equity vs liability, respectively)</text:p>
          </table:table-cell>
          <table:table-cell office:value-type="string" calcext:value-type="string">
            <text:p>a:CDP-sUSD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l:CDP-sUSD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:ETH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nd provides liquidity to sBTC market</text:p>
          </table:table-cell>
          <table:table-cell office:value-type="string" calcext:value-type="string">
            <text:p>a:BTC-trade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:CDP-sUSD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yer buys 500 worth of BTC, recording 2% fee</text:p>
          </table:table-cell>
          <table:table-cell office:value-type="string" calcext:value-type="string">
            <text:p>a:BTC-trad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:fe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BTC drops by 50% and all sBTC holders redeemed at this new low, recording fund’s profit</text:p>
          </table:table-cell>
          <table:table-cell office:value-type="string" calcext:value-type="string">
            <text:p>a:BTC-trade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:ga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nd cashes out by withdrawing from the sBTC market</text:p>
          </table:table-cell>
          <table:table-cell office:value-type="string" calcext:value-type="string">
            <text:p>a:CDP-sUSD</text:p>
          </table:table-cell>
          <table:table-cell office:value-type="float" office:value="760" calcext:value-type="float">
            <text:p>7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:BTC-trade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ker closes the CDP</text:p>
          </table:table-cell>
          <table:table-cell office:value-type="string" calcext:value-type="string">
            <text:p>a:ETH (unlock customer’s ETH)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l:CDP-sUSD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:CDP-ETH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a:CDP-ETH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:CDP-sUSD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:sUSD</text:p>
          </table:table-cell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:CDP-sUSD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ker withdraws </text:p>
          </table:table-cell>
          <table:table-cell office:value-type="string" calcext:value-type="string">
            <text:p>e:customer-claim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a:ETH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:sUSD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a:delegation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:delegati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a:sUSD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:ETH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e:revenue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IAL BALANC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:E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egates 1000 worth ETH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nts at 200% collateral rati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ker closes the CDP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ker withdraws 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:deleg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egates 1000 worth ETH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ker withdraws 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:CDP-E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nts at 200% collateral ratio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ker closes the CDP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:CDP-sU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nts at 200% collateral ratio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d provides liquidity to sBTC market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und cashes out by withdrawing from the sBTC market</text:p>
          </table:table-cell>
          <table:table-cell office:value-type="float" office:value="760" calcext:value-type="float">
            <text:p>7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ker closes the CDP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:ga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:fe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:customer-claim</text:p>
          </table:table-cell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:BTC-tr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und provides liquidity to sBTC market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yer buys 500 worth of BTC, recording 2% fe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BTC drops by 50% and all sBTC holders redeemed at this new low, recording fund’s profit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d cashes out by withdrawing from the sBTC market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:E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egates 1000 worth ETH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nts at 200% collateral rati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ker closes the CDP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ker withdraws 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13:55:38.560065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5:50:22.635429210</meta:creation-date>
    <dc:date>2022-07-08T14:41:17.981724319</dc:date>
    <meta:editing-duration>PT1H4M45S</meta:editing-duration>
    <meta:editing-cycles>7</meta:editing-cycles>
    <meta:generator>LibreOffice/7.0.4.2$Linux_X86_64 LibreOffice_project/00$Build-2</meta:generator>
    <meta:document-statistic meta:table-count="1" meta:cell-count="134" meta:object-count="0"/>
  </office:meta>
</office:document-meta>
</file>